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office:annotation><dc:creator>sge</dc:creator><dc:date>2017-01-31T14:05:31</dc:date><text:p text:style-name="P3"><text:span text:style-name="T1">do section- for uid in itemUids</text:span></text:p><text:p text:style-name="P3"><text:span text:style-name="T1">with meeting=self.uid_catalog(UID=uid)[0].getObject()</text:span></text:p><text:p text:style-name="P3"><text:span text:style-name="T1">if meeting</text:span></text:p></office:annotation></text:p>
        <text:p text:style-name="P2"><office:annotation><dc:creator>sge</dc:creator><dc:date>2017-01-31T15:03:23</dc:date><text:p text:style-name="P3"><text:span text:style-name="T2">do text</text:span></text:p><text:p><text:span text:style-name="T2">from pod(content=pv.odt_file.data, context=view.sub_context(</text:span><text:span text:style-name="T1">meeting</text:span><text:span text:style-name="T2">, pv), format='odt', pageBreakAfter=(not loop.uid.last</text:span><text:span text:style-name="T3">)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2.4.2$Linux_X86_64 LibreOffice_project/20$Build-2</meta:generator>
    <dc:date>2019-06-28T10:45:12.285557533</dc:date>
    <meta:editing-duration>PT9H17M44S</meta:editing-duration>
    <meta:editing-cycles>71</meta:editing-cycles>
    <dc:creator>Antoine Duchêne</dc:creator>
    <meta:document-statistic meta:table-count="0" meta:image-count="0" meta:object-count="0" meta:page-count="1" meta:paragraph-count="2" meta:word-count="0" meta:character-count="0" meta:non-whitespace-character-count="0"/>
  </office:meta>
</office:document-meta>
</file>